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Sorin-A treia mana de ajutor</text:p>
      <text:p text:style-name="P2">Sorin,a treia mana de ajutor<text:s/>este un brat robotic complex.Acesta este alcatuit din 2 componente:</text:p>
      <text:p text:style-name="P3">Bratul in sine- ~600g de otel ,~50g de plastic,6 servo-motoare pas cu pas(28byj-48) un Arduino uno,6 controlere pt servo.</text:p>
      <text:p text:style-name="P4">Bratul are 6 axe de miscare si este alimentat dintr-o baterie externa.</text:p>
      <text:p text:style-name="P5">Miscarile sunt controlate de manusa cu giroscop;</text:p>
      <text:p text:style-name="P6">Bratul este echipat cu o gheara actionata de un servo-motor,avand un gear si un system de zimti pentru transformarea miscarii axiale in cea liniara.</text:p>
      <text:p text:style-name="P7"/>
      <text:p text:style-name="P8">Manusa cu giroscop-~150g plastic,1 potentiomentru,Arduino nano si un giroscop(MPU-6050);</text:p>
      <text:p text:style-name="P9"/>
      <text:p text:style-name="Normal"><text:span text:style-name="T10">Conexiunea dintre manusa si brat se face printr-un port si respective un cablu ethernet pentru de/atasare mai usoa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i Eugen</meta:initial-creator>
    <dc:creator>Matei Eugen</dc:creator>
    <meta:creation-date>2022-05-01T19:39:00Z</meta:creation-date>
    <dc:date>2022-05-01T19:51:00Z</dc:date>
    <meta:template xlink:href="Normal.dotm" xlink:type="simple"/>
    <meta:editing-cycles>1</meta:editing-cycles>
    <meta:editing-duration>PT720S</meta:editing-duration>
    <meta:document-statistic meta:page-count="1" meta:paragraph-count="1" meta:word-count="108" meta:character-count="725" meta:row-count="5" meta:non-whitespace-character-count="618"/>
  </office:meta>
</office:document-meta>
</file>